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automatic-styles>
    <style:style style:name="P1" style:family="paragraph" style:parent-style-name="Standard">
      <style:text-properties officeooo:rsid="0003fc16" officeooo:paragraph-rsid="0003fc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 this is a document created to test the text extraction for the Querido Diário project. 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SC Regular" svg:font-family="'Noto Sans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SC Regular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SC Regular" style:font-family-asian="'Noto Sans SC Regular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10-08T08:27:07.735792594</meta:creation-date>
    <dc:date>2020-10-08T08:28:18.933379540</dc:date>
    <meta:editing-duration>PT1M12S</meta:editing-duration>
    <meta:editing-cycles>1</meta:editing-cycles>
    <meta:generator>LibreOffice/6.4.5.2$Linux_X86_64 LibreOffice_project/40$Build-2</meta:generator>
    <meta:document-statistic meta:table-count="0" meta:image-count="0" meta:object-count="0" meta:page-count="1" meta:paragraph-count="1" meta:word-count="16" meta:character-count="90" meta:non-whitespace-character-count="74"/>
  </office:meta>
</office:document-meta>
</file>